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3">
          <table:table-cell office:value-type="string">
            <text:p>Folder</text:p>
          </table:table-cell>
          <table:table-cell office:value-type="string">
            <text:p>Dimension</text:p>
          </table:table-cell>
          <table:table-cell office:value-type="string">
            <text:p>Orig Filename</text:p>
          </table:table-cell>
          <table:table-cell office:value-type="string">
            <text:p>Scaled Sizes</text:p>
          </table:table-cell>
          <table:table-cell office:value-type="string">
            <text:p>Page Used</text:p>
          </table:table-cell>
          <table:table-cell office:value-type="string">
            <text:p>Richocet Filename/URL</text:p>
          </table:table-cell>
        </table:table-row>
        <table:table-row table:style-name="ro2">
          <table:table-cell office:value-type="string">
            <text:p>May 2019</text:p>
          </table:table-cell>
          <table:table-cell office:value-type="string">
            <text:p>2048x1152</text:p>
          </table:table-cell>
          <table:table-cell office:value-type="string">
            <text:p>IMG_794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7963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864</text:p>
          </table:table-cell>
          <table:table-cell office:value-type="string">
            <text:p>IMG_796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06</text:p>
          </table:table-cell>
          <table:table-cell office:value-type="string">
            <text:p>IMG_798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4</text:p>
          </table:table-cell>
          <table:table-cell office:value-type="string">
            <text:p>IMG_798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010</text:p>
          </table:table-cell>
          <table:table-cell office:value-type="string">
            <text:p>IMG_8009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0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029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2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39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53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6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7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152</text:p>
          </table:table-cell>
          <table:table-cell office:value-type="string">
            <text:p>IMG_839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 office:value-type="string">
            <text:p>February-3rd-round</text:p>
          </table:table-cell>
          <table:table-cell office:value-type="string">
            <text:p>6000x3149</text:p>
          </table:table-cell>
          <table:table-cell office:value-type="string">
            <text:p>IMG_422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5487x3860</text:p>
          </table:table-cell>
          <table:table-cell office:value-type="string">
            <text:p>IMG_426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5581x4000</text:p>
          </table:table-cell>
          <table:table-cell office:value-type="string">
            <text:p>IMG_426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5129x3754</text:p>
          </table:table-cell>
          <table:table-cell office:value-type="string">
            <text:p>IMG_430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4863x2894</text:p>
          </table:table-cell>
          <table:table-cell office:value-type="string">
            <text:p>IMG_4356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6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4796x3661</text:p>
          </table:table-cell>
          <table:table-cell office:value-type="string">
            <text:p>IMG_436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4000x6000</text:p>
          </table:table-cell>
          <table:table-cell office:value-type="string">
            <text:p>IMG_437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3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6000x4000</text:p>
          </table:table-cell>
          <table:table-cell office:value-type="string">
            <text:p>IMG_438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 office:value-type="string">
            <text:p>February-2nd-round</text:p>
          </table:table-cell>
          <table:table-cell office:value-type="string">
            <text:p>5348x2597</text:p>
          </table:table-cell>
          <table:table-cell office:value-type="string">
            <text:p>IMG_388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918x4000</text:p>
          </table:table-cell>
          <table:table-cell office:value-type="string">
            <text:p>IMG_391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4909x3787</text:p>
          </table:table-cell>
          <table:table-cell office:value-type="string">
            <text:p>IMG_393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3517x5502</text:p>
          </table:table-cell>
          <table:table-cell office:value-type="string">
            <text:p>IMG_3934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5042x3568</text:p>
          </table:table-cell>
          <table:table-cell office:value-type="string">
            <text:p>IMG_396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 office:value-type="string">
            <text:p>February 2019</text:p>
          </table:table-cell>
          <table:table-cell office:value-type="string">
            <text:p>2048x1365</text:p>
          </table:table-cell>
          <table:table-cell office:value-type="string">
            <text:p>IMG_349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1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2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39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541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2048x1365</text:p>
          </table:table-cell>
          <table:table-cell office:value-type="string">
            <text:p>IMG_357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57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0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361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29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1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363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 office:value-type="string">
            <text:p>April 2019</text:p>
          </table:table-cell>
          <table:table-cell office:value-type="string">
            <text:p>2048x1365</text:p>
          </table:table-cell>
          <table:table-cell office:value-type="string">
            <text:p>IMG_668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69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0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15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48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50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676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1365x2048</text:p>
          </table:table-cell>
          <table:table-cell office:value-type="string">
            <text:p>IMG_7297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2048x1365</text:p>
          </table:table-cell>
          <table:table-cell office:value-type="string">
            <text:p>IMG_7302.jpg</text:p>
          </table:table-cell>
          <table:table-cell office:value-type="string">
            <text:p>1280x??, 800x??, 640x??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06/20/2020</text:date>, <text:time>20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Greeott</meta:initial-creator>
    <meta:creation-date>2020-06-20T15:08:25</meta:creation-date>
    <dc:date>2020-06-20T20:29:10</dc:date>
    <dc:creator>Rick Greeott</dc:creator>
    <meta:editing-duration>PT2H33M16S</meta:editing-duration>
    <meta:editing-cycles>4</meta:editing-cycles>
    <meta:generator>OpenOffice/4.1.2$Unix OpenOffice.org_project/412m3$Build-9782</meta:generator>
    <meta:document-statistic meta:table-count="3" meta:cell-count="176" meta:object-count="0"/>
  </office:meta>
</office:document-meta>
</file>